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monospace" svg:font-family="monospace, sans-serif"/>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3542in" fo:margin-left="0.0132in" fo:margin-right="0.0104in" fo:break-before="page" table:align="margins" style:writing-mode="lr-tb"/>
    </style:style>
    <style:style style:name="Table1.A" style:family="table-column">
      <style:table-column-properties style:column-width="1.6868in" style:rel-column-width="17399*"/>
    </style:style>
    <style:style style:name="Table1.B" style:family="table-column">
      <style:table-column-properties style:column-width="1.3958in" style:rel-column-width="14397*"/>
    </style:style>
    <style:style style:name="Table1.C" style:family="table-column">
      <style:table-column-properties style:column-width="0.416in" style:rel-column-width="4290*"/>
    </style:style>
    <style:style style:name="Table1.D" style:family="table-column">
      <style:table-column-properties style:column-width="2.8556in" style:rel-column-width="29449*"/>
    </style:style>
    <style:style style:name="Table1.1" style:family="table-row">
      <style:table-row-properties style:min-row-height="0.1972in"/>
    </style:style>
    <style:style style:name="Table1.A1" style:family="table-cell">
      <style:table-cell-properties fo:padding-left="0.0194in" fo:padding-right="0.0194in" fo:padding-top="0in" fo:padding-bottom="0in" fo:border-left="none" fo:border-right="none" fo:border-top="none" fo:border-bottom="0.0139in solid #000000"/>
    </style:style>
    <style:style style:name="Table1.2" style:family="table-row">
      <style:table-row-properties style:min-row-height="0.3153in"/>
    </style:style>
    <style:style style:name="Table1.A2" style:family="table-cell">
      <style:table-cell-properties fo:padding-left="0.0194in" fo:padding-right="0.0194in" fo:padding-top="0in" fo:padding-bottom="0in" fo:border-left="0.0139in solid #000000" fo:border-right="0.0007in solid #000000" fo:border-top="none" fo:border-bottom="0.0007in solid #000000"/>
    </style:style>
    <style:style style:name="Table1.C2" style:family="table-cell">
      <style:table-cell-properties fo:padding-left="0.0194in" fo:padding-right="0.0194in" fo:padding-top="0in" fo:padding-bottom="0in" fo:border-left="none" fo:border-right="0.0139in solid #000000" fo:border-top="none" fo:border-bottom="0.0007in solid #000000"/>
    </style:style>
    <style:style style:name="Table1.A3" style:family="table-cell">
      <style:table-cell-properties fo:padding-left="0.0194in" fo:padding-right="0.0194in" fo:padding-top="0in" fo:padding-bottom="0in" fo:border-left="0.0139in solid #000000" fo:border-right="0.0139in solid #000000" fo:border-top="none" fo:border-bottom="0.0007in solid #000000"/>
    </style:style>
    <style:style style:name="Table1.B6" style:family="table-cell">
      <style:table-cell-properties fo:padding-left="0.0194in" fo:padding-right="0.0194in" fo:padding-top="0in" fo:padding-bottom="0in" fo:border-left="none" fo:border-right="0.0007in solid #000000" fo:border-top="none" fo:border-bottom="0.0007in solid #000000"/>
    </style:style>
    <style:style style:name="Table1.7" style:family="table-row">
      <style:table-row-properties style:min-row-height="6.5743in"/>
    </style:style>
    <style:style style:name="Table1.10" style:family="table-row">
      <style:table-row-properties style:min-row-height="0.5514in"/>
    </style:style>
    <style:style style:name="Table1.A10" style:family="table-cell">
      <style:table-cell-properties fo:padding-left="0.0194in" fo:padding-right="0.0194in" fo:padding-top="0in" fo:padding-bottom="0in" fo:border-left="0.0139in solid #000000" fo:border-right="0.0139in solid #000000" fo:border-top="none" fo:border-bottom="0.0139in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Times New Roman"/>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size="11pt"/>
    </style:style>
    <style:style style:name="P5" style:family="paragraph" style:parent-style-name="Standard">
      <style:text-properties fo:font-size="11pt" style:font-size-asian="11pt" style:font-size-complex="11pt"/>
    </style:style>
    <style:style style:name="P6" style:family="paragraph" style:parent-style-name="Standard">
      <style:text-properties fo:font-size="8pt" style:font-size-asian="8pt" style:font-size-complex="8pt"/>
    </style:style>
    <style:style style:name="P7" style:family="paragraph" style:parent-style-name="Standard">
      <style:text-properties fo:font-size="8pt" fo:language="fi" fo:country="FI" style:font-size-asian="8pt" style:font-size-complex="8pt"/>
    </style:style>
    <style:style style:name="P8" style:family="paragraph" style:parent-style-name="Standard">
      <style:text-properties style:font-name="Arial" fo:font-size="11pt" style:font-size-asian="11pt"/>
    </style:style>
    <style:style style:name="P9" style:family="paragraph" style:parent-style-name="Standard">
      <style:text-properties style:font-name="Arial" fo:font-size="11pt" fo:language="fi" fo:country="FI" style:font-size-asian="11pt"/>
    </style:style>
    <style:style style:name="P10" style:family="paragraph" style:parent-style-name="Standard">
      <style:text-properties fo:language="en" fo:country="GB" style:font-name-asian="Arial" style:font-name-complex="Arial" style:font-size-complex="11pt"/>
    </style:style>
    <style:style style:name="P11" style:family="paragraph" style:parent-style-name="Standard">
      <style:paragraph-properties fo:margin-left="0in" fo:margin-right="0in" fo:text-align="start" style:justify-single-word="false" fo:text-indent="0in" style:auto-text-indent="false"/>
    </style:style>
    <style:style style:name="P12" style:family="paragraph" style:parent-style-name="Contents_20_10">
      <style:paragraph-properties>
        <style:tab-stops>
          <style:tab-stop style:position="5.9055in" style:type="right"/>
        </style:tab-stops>
      </style:paragraph-properties>
    </style:style>
    <style:style style:name="P13" style:family="paragraph" style:parent-style-name="Text_20_body">
      <style:paragraph-properties fo:margin-left="0.0508in" fo:margin-right="0in" fo:text-indent="0in" style:auto-text-indent="false"/>
    </style:style>
    <style:style style:name="P14" style:family="paragraph" style:parent-style-name="Contents_20_1">
      <style:paragraph-properties>
        <style:tab-stops>
          <style:tab-stop style:position="5.9055in" style:type="right" style:leader-style="dotted" style:leader-text="."/>
        </style:tab-stops>
      </style:paragraph-properties>
    </style:style>
    <style:style style:name="P15" style:family="paragraph" style:parent-style-name="Contents_20_2">
      <style:paragraph-properties>
        <style:tab-stops>
          <style:tab-stop style:position="5.7091in" style:type="right" style:leader-style="dotted" style:leader-text="."/>
        </style:tab-stops>
      </style:paragraph-properties>
    </style:style>
    <style:style style:name="P16" style:family="paragraph" style:parent-style-name="Preformatted_20_Text">
      <style:paragraph-properties fo:margin-top="0in" fo:margin-bottom="0.1965in" style:line-height-at-least="0.1846in" fo:orphans="2" fo:widows="2" fo:background-color="#f9f9f9" fo:padding="0in" fo:border="none">
        <style:background-image/>
      </style:paragraph-properties>
      <style:text-properties fo:font-variant="normal" fo:text-transform="none" fo:color="#000000" fo:letter-spacing="normal"/>
    </style:style>
    <style:style style:name="P17" style:family="paragraph" style:parent-style-name="Preformatted_20_Text">
      <style:paragraph-properties style:line-height-at-least="0.1846in" fo:orphans="2" fo:widows="2" fo:background-color="#f9f9f9" fo:padding="0in" fo:border="none">
        <style:background-image/>
      </style:paragraph-properties>
      <style:text-properties fo:font-variant="normal" fo:text-transform="none" fo:color="#000000" fo:letter-spacing="normal"/>
    </style:style>
    <style:style style:name="P18" style:family="paragraph" style:parent-style-name="Preformatted_20_Text">
      <style:paragraph-properties style:line-height-at-least="0.1846in" fo:orphans="2" fo:widows="2" fo:background-color="#f9f9f9" fo:padding="0in" fo:border="none">
        <style:background-image/>
      </style:paragraph-properties>
    </style:style>
    <style:style style:name="P19" style:family="paragraph" style:parent-style-name="Standard" style:master-page-name="First_20_Page">
      <style:paragraph-properties style:page-number="auto"/>
    </style:style>
    <style:style style:name="P20" style:family="paragraph" style:parent-style-name="Text_20_body" style:list-style-name="L1">
      <style:paragraph-properties fo:margin-left="0in" fo:margin-right="0in" fo:margin-top="0in" fo:margin-bottom="0in" style:line-height-at-least="0.1846in" fo:orphans="2" fo:widows="2" fo:text-indent="0in" style:auto-text-indent="false" fo:padding="0in" fo:border="none"/>
      <style:text-properties fo:font-variant="normal" fo:text-transform="none" fo:color="#000000" style:font-name="sans-serif" fo:font-size="9.10000038146973pt" fo:letter-spacing="normal" fo:font-style="normal" fo:font-weight="normal"/>
    </style:style>
    <style:style style:name="P21" style:family="paragraph" style:parent-style-name="Text_20_body" style:list-style-name="L1">
      <style:paragraph-properties fo:margin-top="0in" fo:margin-bottom="0in" style:line-height-at-least="0.1846in" fo:orphans="2" fo:widows="2" fo:padding="0in" fo:border="none"/>
      <style:text-properties fo:font-variant="normal" fo:text-transform="none" fo:color="#000000" style:font-name="sans-serif" fo:font-size="9.10000038146973pt" fo:letter-spacing="normal" fo:font-style="normal" fo:font-weight="normal"/>
    </style:style>
    <style:style style:name="P22" style:family="paragraph" style:parent-style-name="Text_20_body" style:list-style-name="L1">
      <style:paragraph-properties style:line-height-at-least="0.1846in" fo:orphans="2" fo:widows="2" fo:padding="0in" fo:border="none"/>
      <style:text-properties fo:font-variant="normal" fo:text-transform="none" fo:color="#000000" style:font-name="sans-serif" fo:font-size="9.10000038146973pt" fo:letter-spacing="normal" fo:font-style="normal" fo:font-weight="normal"/>
    </style:style>
    <style:style style:name="P23" style:family="paragraph" style:parent-style-name="Text_20_body">
      <style:paragraph-properties fo:margin-left="0.0083in" fo:margin-right="0in" fo:text-indent="0in" style:auto-text-indent="false"/>
    </style:style>
    <style:style style:name="P24" style:family="paragraph" style:parent-style-name="Heading_20_1" style:master-page-name="Attachment">
      <style:paragraph-properties style:page-number="1"/>
    </style:style>
    <style:style style:name="T1" style:family="text">
      <style:text-properties fo:language="fi" fo:country="FI"/>
    </style:style>
    <style:style style:name="T2" style:family="text">
      <style:text-properties style:font-name="Symbol" style:font-name-asian="Symbol" style:font-name-complex="Symbol"/>
    </style:style>
    <style:style style:name="T3" style:family="text">
      <style:text-properties style:font-name="Symbol" fo:font-size="8pt" style:font-name-asian="Symbol" style:font-size-asian="8pt" style:font-name-complex="Symbol" style:font-size-complex="8pt"/>
    </style:style>
    <style:style style:name="T4" style:family="text">
      <style:text-properties fo:language="en" fo:country="GB" style:font-name-asian="Arial" style:font-name-complex="Arial" style:font-size-complex="11pt"/>
    </style:style>
    <style:style style:name="T5" style:family="text">
      <style:text-properties fo:font-size="8pt" style:font-size-asian="8pt" style:font-size-complex="8pt"/>
    </style:style>
    <style:style style:name="T6" style:family="text">
      <style:text-properties style:font-name="monospace" fo:font-size="9.10000038146973pt" fo:font-style="normal" fo:font-weight="bold"/>
    </style:style>
    <style:style style:name="T7" style:family="text">
      <style:text-properties style:font-name="monospace" fo:font-size="9.10000038146973pt" fo:font-style="normal" fo:font-weight="normal"/>
    </style:style>
    <style:style style:name="T8" style:family="text">
      <style:text-properties style:font-name="monospace" fo:font-size="9.10000038146973pt" fo:font-style="italic" fo:font-weight="normal"/>
    </style:style>
    <style:style style:name="T9" style:family="text">
      <style:text-properties fo:font-variant="normal" fo:text-transform="none" fo:color="#000000" style:font-name="monospace" fo:font-size="9.10000038146973pt" fo:letter-spacing="normal" fo:font-style="normal" fo:font-weight="normal"/>
    </style:style>
    <style:style style:name="T10" style:family="text">
      <style:text-properties fo:font-variant="normal" fo:text-transform="none" fo:color="#000000" style:font-name="monospace" fo:font-size="9.10000038146973pt" fo:letter-spacing="normal" fo:font-style="normal" fo:font-weight="bold"/>
    </style:style>
    <style:style style:name="T11" style:family="text">
      <style:text-properties fo:font-variant="normal" fo:text-transform="none" fo:color="#000000" fo:letter-spacing="normal"/>
    </style:style>
    <style:style style:name="T12" style:family="text">
      <style:text-properties fo:font-variant="normal" fo:text-transform="none" fo:color="#5a3696" style:text-line-through-style="none" style:font-name="monospace" fo:font-size="9.10000038146973pt" fo:letter-spacing="normal" fo:font-style="normal" style:text-underline-style="none" fo:font-weight="normal" style:text-blinking="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uva"/>
      </text:sequence-decls>
      <text:p text:style-name="P19"/>
      <text:p text:style-name="Standard"><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Standard"/>
      <text:p text:style-name="Standard"/>
      <text:p text:style-name="P3">Tietorakenteiden Harjoitustyö</text:p>
      <text:p text:style-name="Standard"/>
      <text:p text:style-name="Standard">Antti Tupamäk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Helsinki <text:date style:data-style-name="N37" text:date-value="2010-04-30T17:30:58.98" text:fixed="true">30.04.10</text:date></text:p>
      <text:p text:style-name="Standard"/>
      <text:p text:style-name="Standard">HELSINGIN YLIOPISTO</text:p>
      <text:p text:style-name="P11">Tietojenkäsittelytieteen laito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4"><text:span text:style-name="T1">HELSINGIN YLIOPISTO </text:span><text:span text:style-name="T2"></text:span><text:span text:style-name="T1"> HELSINGFORS UNIVERSITET – UNIVERSITY OF HELSINKI</text:span><text:span text:style-name="T2"></text:span></text:p>
          </table:table-cell>
          <table:covered-table-cell/>
          <table:covered-table-cell/>
          <table:covered-table-cell/>
        </table:table-row>
        <table:table-row table:style-name="Table1.2">
          <table:table-cell table:style-name="Table1.A2" table:number-columns-spanned="2" office:value-type="string">
            <text:p text:style-name="P6"><text:span text:style-name="T1">Tiedekunta </text:span><text:span text:style-name="T2"></text:span><text:span text:style-name="T1"> Fakultet –Faculty</text:span></text:p>
            <text:p text:style-name="P7"/>
            <text:p text:style-name="Summary"><text:s/>Matemaattis-luonnontieteellinen tiedekunta</text:p>
          </table:table-cell>
          <table:covered-table-cell/>
          <table:table-cell table:style-name="Table1.C2" table:number-columns-spanned="2" office:value-type="string">
            <text:p text:style-name="P6"><text:s/>Laitos <text:span text:style-name="T2"></text:span> Institution <text:span text:style-name="T2"></text:span> Department</text:p>
            <text:p text:style-name="P6"/>
            <text:p text:style-name="Summary">Tietojenkäsittelytieteen laitos</text:p>
          </table:table-cell>
          <table:covered-table-cell/>
        </table:table-row>
        <table:table-row table:style-name="Table1.2">
          <table:table-cell table:style-name="Table1.A3" table:number-columns-spanned="4" office:value-type="string">
            <text:p text:style-name="P6">Tekijä<text:span text:style-name="T2"></text:span>Författare <text:span text:style-name="T2"></text:span> Author</text:p>
            <text:p text:style-name="P10">Antti <text:span text:style-name="T1">Tupamäki</text:span></text:p>
          </table:table-cell>
          <table:covered-table-cell/>
          <table:covered-table-cell/>
          <table:covered-table-cell/>
        </table:table-row>
        <table:table-row table:style-name="Table1.2">
          <table:table-cell table:style-name="Table1.A3" table:number-columns-spanned="4" office:value-type="string">
            <text:p text:style-name="P6">Työn nimi<text:span text:style-name="T2"></text:span> Arbetets titel <text:span text:style-name="T2"></text:span> Title</text:p>
            <text:p text:style-name="P10">Tietorakenteiden Harjoitustyö Toteustusdokumentti</text:p>
          </table:table-cell>
          <table:covered-table-cell/>
          <table:covered-table-cell/>
          <table:covered-table-cell/>
        </table:table-row>
        <table:table-row table:style-name="Table1.2">
          <table:table-cell table:style-name="Table1.A3" table:number-columns-spanned="4" office:value-type="string">
            <text:p text:style-name="P6">Oppiaine <text:span text:style-name="T2"></text:span> Läroämne <text:span text:style-name="T2"></text:span> Subject</text:p>
            <text:p text:style-name="Summary"><text:s/><text:span text:style-name="T4">Tietojenkäsittelytiede</text:span></text:p>
          </table:table-cell>
          <table:covered-table-cell/>
          <table:covered-table-cell/>
          <table:covered-table-cell/>
        </table:table-row>
        <table:table-row table:style-name="Table1.2">
          <table:table-cell table:style-name="Table1.A2" office:value-type="string">
            <text:p text:style-name="P6">Työn laji<text:span text:style-name="T2"></text:span> Arbetets art <text:span text:style-name="T2"></text:span> Level</text:p>
            <text:p text:style-name="P8"><text:s/></text:p>
          </table:table-cell>
          <table:table-cell table:style-name="Table1.B6" table:number-columns-spanned="2" office:value-type="string">
            <text:p text:style-name="P6"><text:s/>Aika<text:span text:style-name="T2"></text:span> Datum <text:span text:style-name="T2"></text:span> Month and year</text:p>
            <text:p text:style-name="Summary"><text:date style:data-style-name="N37" text:date-value="2010-04-30T17:32:03.98" text:fixed="true">30.04.10</text:date></text:p>
          </table:table-cell>
          <table:covered-table-cell/>
          <table:table-cell table:style-name="Table1.C2" office:value-type="string">
            <text:p text:style-name="P5"><text:span text:style-name="T5"><text:s/>Sivumäärä</text:span><text:span text:style-name="T3"></text:span><text:span text:style-name="T5"> Sidoantal </text:span><text:span text:style-name="T3"></text:span><text:span text:style-name="T5"> Number of pages</text:span></text:p>
            <text:p text:style-name="Summary"><text:page-number text:select-page="current">3</text:page-number></text:p>
          </table:table-cell>
        </table:table-row>
        <table:table-row table:style-name="Table1.7">
          <table:table-cell table:style-name="Table1.A3" table:number-columns-spanned="4" office:value-type="string">
            <text:p text:style-name="P6"><text:span text:style-name="T1">Tiivistelmä</text:span><text:span text:style-name="T2"></text:span><text:span text:style-name="T1"> Referat </text:span><text:span text:style-name="T2"></text:span><text:span text:style-name="T1"> Abstract</text:span></text:p>
            <text:p text:style-name="P9"/>
            <text:p text:style-name="Summary">Toteutus dokumentti</text:p>
          </table:table-cell>
          <table:covered-table-cell/>
          <table:covered-table-cell/>
          <table:covered-table-cell/>
        </table:table-row>
        <table:table-row table:style-name="Table1.2">
          <table:table-cell table:style-name="Table1.A3" table:number-columns-spanned="4" office:value-type="string">
            <text:p text:style-name="P6"><text:span text:style-name="T1">Avainsanat – Nyckelord </text:span><text:span text:style-name="T2"></text:span><text:span text:style-name="T1"> Keywords</text:span></text:p>
            <text:p text:style-name="Summary"/>
          </table:table-cell>
          <table:covered-table-cell/>
          <table:covered-table-cell/>
          <table:covered-table-cell/>
        </table:table-row>
        <table:table-row table:style-name="Table1.2">
          <table:table-cell table:style-name="Table1.A3" table:number-columns-spanned="4" office:value-type="string">
            <text:p text:style-name="P6"><text:span text:style-name="T1">Säilytyspaikka </text:span><text:span text:style-name="T2"></text:span><text:span text:style-name="T1"> Förvaringställe </text:span><text:span text:style-name="T2"></text:span><text:span text:style-name="T1"> Where deposited</text:span></text:p>
            <text:p text:style-name="P9"><text:s/></text:p>
          </table:table-cell>
          <table:covered-table-cell/>
          <table:covered-table-cell/>
          <table:covered-table-cell/>
        </table:table-row>
        <table:table-row table:style-name="Table1.10">
          <table:table-cell table:style-name="Table1.A10" table:number-columns-spanned="4" office:value-type="string">
            <text:p text:style-name="P6">Muita tietoja <text:span text:style-name="T2"></text:span> Övriga uppgifter <text:span text:style-name="T2"></text:span> Additional information</text:p>
            <text:p text:style-name="P8"><text:s/></text:p>
          </table:table-cell>
          <table:covered-table-cell/>
          <table:covered-table-cell/>
          <table:covered-table-cell/>
        </table:table-row>
      </table:table>
      <text:table-of-content text:style-name="Sect1" text:name="Table of Contents1">
        <text:table-of-content-source text:outline-level="3" text:use-index-source-styles="true">
          <text:index-title-template text:style-name="Contents_20_Heading">Sisältö</text:index-title-template>
          <text:table-of-content-entry-template text:outline-level="1" text:style-name="Contents_20_1">
            <text:index-entry-chapter/>
            <text:index-entry-span>   </text:index-entry-span>
            <text:index-entry-text/>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text/>
            <text:index-entry-tab-stop style:type="right" style:leader-char=" "/>
            <text:index-entry-page-number/>
          </text:table-of-content-entry-template>
          <text:table-of-content-entry-template text:outline-level="10" text:style-name="Contents_20_10">
            <text:index-entry-text/>
            <text:index-entry-tab-stop style:type="right" style:leader-char=" "/>
          </text:table-of-content-entry-template>
          <text:index-source-styles text:outline-level="9">
            <text:index-source-style text:style-name="Reference_20_Heading"/>
          </text:index-source-styles>
          <text:index-source-styles text:outline-level="10">
            <text:index-source-style text:style-name="Attachment_20_heading"/>
          </text:index-source-styles>
        </text:table-of-content-source>
        <text:index-body>
          <text:p text:style-name="P12"><text:soft-page-break/><text:tab/></text:p>
        </text:index-body>
      </text:table-of-content>
      <text:table-of-content text:style-name="Sect2"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14">1Johdanto<text:tab/>1</text:p>
          <text:p text:style-name="P14">2Ohjelman rakenne<text:tab/>1</text:p>
          <text:p text:style-name="P15">2.1Tietorakenteet<text:tab/>1</text:p>
          <text:p text:style-name="P15">2.2Ohjelman kääntäminen<text:tab/>3</text:p>
          <text:p text:style-name="P15">2.3Syötteet ja tulosteet<text:tab/>3</text:p>
          <text:p text:style-name="P15">2.4Testit<text:tab/>3</text:p>
        </text:index-body>
      </text:table-of-content>
      <text:h text:style-name="Heading_20_1" text:outline-level="1" text:is-list-header="true"/>
      <text:h text:style-name="P24" text:outline-level="1">Johdanto</text:h>
      <text:p text:style-name="Text_20_body">Työn aiheena oli tiedoston pakkaaminen Huffman koodilla. Tälle ohjelmalle annetaan tiedosto joka pakataan Huffman puuta käyttäen. Ja puretaan tiedoston alkuun asetettavalla Huffman puulla</text:p>
      <text:h text:style-name="Heading_20_1" text:outline-level="1">Ohjelman rakenne</text:h>
      <text:p text:style-name="Text_20_body">Ohjelma koostuu päätiedostosta joka hoitaa tiedoston lukemisen, Huffman puun generoinnin koodin muodostamisen Huffman puusta ja tiedoston enkoodauksen sekä dekoodaamisen. </text:p>
      <text:p text:style-name="Text_20_body">Päätiedostoa tukee Heap-luokka joka käsittelee kekoa, ja toteuttaa tähän heap-insert</text:p>
      <text:p text:style-name="Text_20_body">heap-pop, heap-heapifyn </text:p>
      <text:p text:style-name="Text_20_body">Sekä Tree moduuli joka koostuu kolmesta luokasta Tree joka on yläluokka, Leaf ja node jotka perivät treen. Tämän luokan avulla muodostetaan itse Huffman puu. Leaf sisältää merkin arvon ja tämän freqvenssin. Node taas sisältää <text:s/>lapsiensa frekvenssit </text:p>
      <text:p text:style-name="Text_20_body">Ohjelma luo Main luokassa pakattaessa tiedoston_nimi.endc nimisen tiedoston joka voidaan purkaa eri päätteisten tiedostojen purkaminen ei onnistu.</text:p>
      <text:h text:style-name="Heading_20_2" text:outline-level="2">Tietorakenteet</text:h>
      <text:p text:style-name="Text_20_body">Ohjelma luo ajonaikana Keon, ja Huffman puun. Kekoon lisääminen tapahtuu ajassa log(n) koska tämä sisältää heapifyn ja keosta poistaminen myös ajassa log(n) koska tämäkin sisältää heapifyn. Periaatteessa nämä voisi suorittaa vakioajassa mutta tällöin keko ehto voi rikkooontua. Heapify toimii ajassa log(n). Huffman puun generointi onnistuu ajassa 0(n) ja sieltä haku onnistuu ajassa 0(n) missä n on korkeus</text:p>
      <text:p text:style-name="Text_20_body">itse algorytmi suoritettiin seuraavalla pseudokoodilla </text:p>
      <text:list xml:id="list807445455" text:style-name="L1">
        <text:list-item>
          <text:p text:style-name="P20">Create a leaf node for each symbol and add it to the priority queue.</text:p>
        </text:list-item>
        <text:list-item>
          <text:p text:style-name="P21">While there is more than one node in the queue:</text:p>
          <text:list>
            <text:list-item>
              <text:p text:style-name="P20">Remove the two nodes of highest priority (lowest probability) from the queue</text:p>
            </text:list-item>
            <text:list-item>
              <text:p text:style-name="P21">Create a new internal node with these two nodes as children and with probability equal to the sum of the two nodes' probabilities.</text:p>
            </text:list-item>
            <text:list-item>
              <text:p text:style-name="P21"><text:soft-page-break/>Add the new node to the queue.</text:p>
            </text:list-item>
          </text:list>
        </text:list-item>
        <text:list-item>
          <text:p text:style-name="P22">The remaining node is the root node and the tree is complete.</text:p>
        </text:list-item>
      </text:list>
      <text:p text:style-name="Text_20_body">(lähde)[1]</text:p>
      <text:p text:style-name="Text_20_body">tämän aikavaatimus on Olog(n)</text:p>
      <text:p text:style-name="Text_20_body">heapissa käytettiin periaatteessa heapsort algoritmia <text:span text:style-name="T10">function</text:span><text:span text:style-name="T9"> heapSort(a, count) </text:span><text:span text:style-name="T10">is</text:span></text:p>
      <text:p text:style-name="P17"><text:s text:c="5"/><text:span text:style-name="T6">input: </text:span><text:span text:style-name="T7"><text:s/>an unordered array </text:span><text:span text:style-name="T8">a</text:span><text:span text:style-name="T7"> of length </text:span><text:span text:style-name="T8">count</text:span></text:p>
      <text:p text:style-name="P17"><text:s/></text:p>
      <text:p text:style-name="P17"><text:s text:c="5"/><text:span text:style-name="T8">(first place a in max-heap order)</text:span></text:p>
      <text:p text:style-name="P17"><text:s text:c="5"/><text:span text:style-name="T7">heapify(a, count)</text:span></text:p>
      <text:p text:style-name="P17"><text:s/></text:p>
      <text:p text:style-name="P18"><text:span text:style-name="T11"><text:s text:c="5"/></text:span><text:span text:style-name="T9">end := count-1 //in languages with </text:span><text:a xlink:type="simple" xlink:href="../../../../wiki/Array_data_type%23Index_origin"><text:span text:style-name="T12">zero-based arrays</text:span></text:a><text:span text:style-name="T9"> the children are 2*i+1 and 2*i+2</text:span></text:p>
      <text:p text:style-name="P17"><text:s text:c="5"/><text:span text:style-name="T6">while</text:span><text:span text:style-name="T7"> end &gt; 0 </text:span><text:span text:style-name="T6">do</text:span></text:p>
      <text:p text:style-name="P17"><text:s text:c="9"/><text:span text:style-name="T8">(swap the root(maximum value) of the heap with the last element of the heap)</text:span></text:p>
      <text:p text:style-name="P17"><text:s text:c="9"/><text:span text:style-name="T7">swap(a[end], a[0])</text:span></text:p>
      <text:p text:style-name="P17"><text:s text:c="9"/><text:span text:style-name="T8">(put the heap back in max-heap order)</text:span></text:p>
      <text:p text:style-name="P17"><text:s text:c="9"/><text:span text:style-name="T7">siftDown(a, 0, end-1)</text:span></text:p>
      <text:p text:style-name="P17"><text:s text:c="9"/><text:span text:style-name="T8">(decrease the size of the heap by one so that the previous max value will</text:span></text:p>
      <text:p text:style-name="P17"><text:s text:c="9"/><text:span text:style-name="T8">stay in its proper placement)</text:span></text:p>
      <text:p text:style-name="P17"><text:s text:c="9"/><text:span text:style-name="T7">end := end - 1</text:span></text:p>
      <text:p text:style-name="P17"><text:s/></text:p>
      <text:p text:style-name="P17"><text:s/><text:span text:style-name="T6">function</text:span><text:span text:style-name="T7"> heapify(a,count) </text:span><text:span text:style-name="T6">is</text:span></text:p>
      <text:p text:style-name="P17"><text:s text:c="5"/><text:span text:style-name="T8">(start is assigned the index in a of the last parent node)</text:span></text:p>
      <text:p text:style-name="P17"><text:s text:c="5"/><text:span text:style-name="T7">start := (count - 2) / 2</text:span></text:p>
      <text:p text:style-name="P17"><text:s text:c="5"/></text:p>
      <text:p text:style-name="P17"><text:s text:c="5"/><text:span text:style-name="T6">while</text:span><text:span text:style-name="T7"> start ≥ 0 </text:span><text:span text:style-name="T6">do</text:span></text:p>
      <text:p text:style-name="P17"><text:s text:c="9"/><text:span text:style-name="T8">(sift down the node at index start to the proper place such that all nodes below</text:span></text:p>
      <text:p text:style-name="P17"><text:s text:c="10"/><text:span text:style-name="T8">the start index are in heap order)</text:span></text:p>
      <text:p text:style-name="P17"><text:s text:c="9"/><text:span text:style-name="T7">siftDown(a, start, count-1)</text:span></text:p>
      <text:p text:style-name="P17"><text:s text:c="9"/><text:span text:style-name="T7">start := start - 1</text:span></text:p>
      <text:p text:style-name="P17"><text:s text:c="5"/><text:span text:style-name="T8">(after sifting down the root all nodes/elements are in heap order)</text:span></text:p>
      <text:p text:style-name="P17"><text:s/></text:p>
      <text:p text:style-name="P17"><text:s/><text:span text:style-name="T6">function</text:span><text:span text:style-name="T7"> siftDown(a, start, end) </text:span><text:span text:style-name="T6">is</text:span></text:p>
      <text:p text:style-name="P17"><text:s text:c="5"/><text:span text:style-name="T6">input: </text:span><text:span text:style-name="T7"><text:s/></text:span><text:span text:style-name="T8">end represents the limit of how far down the heap</text:span></text:p>
      <text:p text:style-name="P17"><text:s text:c="19"/><text:span text:style-name="T8">to sift.</text:span></text:p>
      <text:p text:style-name="P17"><text:s text:c="5"/><text:span text:style-name="T7">root := start</text:span></text:p>
      <text:p text:style-name="P18"/>
      <text:p text:style-name="P17"><text:s text:c="5"/><text:span text:style-name="T6">while</text:span><text:span text:style-name="T7"> root * 2 + 1 ≤ end </text:span><text:span text:style-name="T6">do</text:span><text:span text:style-name="T7"> <text:s text:c="9"/></text:span><text:span text:style-name="T8">(While the root has at least one child)</text:span></text:p>
      <text:p text:style-name="P17"><text:s text:c="9"/><text:span text:style-name="T7">child := root * 2 + 1 <text:s text:c="10"/></text:span><text:span text:style-name="T8">(root*2+1 points to the left child)</text:span></text:p>
      <text:p text:style-name="P17"><text:s text:c="9"/><text:span text:style-name="T8">(If the child has a sibling and the child's value is less than its sibling's...)</text:span></text:p>
      <text:p text:style-name="P17"><text:s text:c="9"/><text:span text:style-name="T6">if</text:span><text:span text:style-name="T7"> child &lt; end </text:span><text:span text:style-name="T6">and</text:span><text:span text:style-name="T7"> a[child] &lt; a[child + 1] </text:span><text:span text:style-name="T6">then</text:span></text:p>
      <text:p text:style-name="P17"><text:soft-page-break/><text:s text:c="13"/><text:span text:style-name="T7">child := child + 1 <text:s text:c="10"/></text:span><text:span text:style-name="T8">(... then point to the right child instead)</text:span></text:p>
      <text:p text:style-name="P17"><text:s text:c="9"/><text:span text:style-name="T6">if</text:span><text:span text:style-name="T7"> a[root] &lt; a[child] </text:span><text:span text:style-name="T6">then</text:span><text:span text:style-name="T7"> <text:s text:c="6"/></text:span><text:span text:style-name="T8">(out of max-heap order)</text:span></text:p>
      <text:p text:style-name="P17"><text:s text:c="13"/><text:span text:style-name="T7">swap(a[root], a[child])</text:span></text:p>
      <text:p text:style-name="P17"><text:s text:c="13"/><text:span text:style-name="T7">root := child <text:s text:c="15"/></text:span><text:span text:style-name="T8">(repeat to continue sifting down the child now)</text:span></text:p>
      <text:p text:style-name="P17"><text:s text:c="9"/><text:span text:style-name="T6">else</text:span></text:p>
      <text:p text:style-name="P16"><text:s text:c="13"/><text:span text:style-name="T6">return</text:span></text:p>
      <text:p text:style-name="Text_20_body">[2]</text:p>
      <text:p text:style-name="P13">Rubyssä on myös erittäin monikäyttöinen taulukko ja tästä syystä sitä voidaan käyttää myös jonona ,pinona ja firts-in-first-out-jonona näitä ei välttämättä ole mainittu koodissa erikseen. <text:s/>Näihin lisääminen ja poistaminen tapahtuu vakioajassa.</text:p>
      <text:h text:style-name="Heading_20_2" text:outline-level="2">Ohjelman kääntäminen</text:h>
      <text:p text:style-name="Text_20_body">ohjelma ajetaan komentorivillä <text:s/>ruby Main.rb ”haluttu_tiedosto” ”dekoodaus” vai ”enkoodaus”. Voit purkaa ainoastaan .encd päätteellä pakattuja tiedostoja, mutta tiedosta pakatessa tyypillä ei ole väliä. Tosin esim kuvia ”pakatessa en ole tiedostojen oikeellisuudesta varma”</text:p>
      <text:h text:style-name="Heading_20_2" text:outline-level="2">Syötteet ja tulosteet</text:h>
      <text:p text:style-name="Text_20_body">Ohjelmalle syötetään haluttu tiedoston <text:s/>nimi ja parametri halutaanko enkoodata vai dekoodata. Ohjelma tämän jälkeen suorittaa enkoodauksen tai dekoodauksen. Virhetilanneessa tulee teksti jossa kerrotaan virheen tyypistä esim. jos haluttua tiedosta ei löydy kyseisestä kansiosta <text:s/>tulee teksti tiedostoa ei löytynyt</text:p>
      <text:h text:style-name="Heading_20_2" text:outline-level="2" text:is-list-header="true">Testit</text:h>
      <text:p text:style-name="P23">Ohjelma voidaan testata ajamalla irbissä main.rb testi scripti test_script tai ajamalla rspec testit tämä tapahtuu rspec gemin avulla. Tosin Rspec testi eivät ole täysin kattavia</text:p>
      <text:p text:style-name="P23">Lähteet:[1]<text:a xlink:type="simple" xlink:href="http://en.wikipedia.org/wiki/Heap_(data_structure">http://en.wikipedia.org/wiki/Heap_(data_structure</text:a><text:a xlink:type="simple" xlink:href="http://en.wikipedia.org/wiki/Heap_(data_structure)">)</text:a></text:p>
      <text:p text:style-name="P23">[2] <text:s/><text:a xlink:type="simple" xlink:href="http://en.wikipedia.org/wiki/Heapsort">http://en.wikipedia.org/wiki/Heapsor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monospace" svg:font-family="monospace, sans-serif"/>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228in" draw:rotation="0"/>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fi" fo:country="FI"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4925in" style:writing-mode="page"/>
      <style:text-properties fo:color="#000000" style:font-name="Times New Roman" fo:font-size="12pt" fo:language="fi" fo:country="FI"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style:page-number="auto"/>
    </style:style>
    <style:style style:name="Text_20_body" style:display-name="Text body" style:family="paragraph" style:parent-style-name="Standard" style:class="text" style:master-page-name="">
      <style:paragraph-properties fo:margin-top="0in" fo:margin-bottom="0.0835in" fo:line-height="150%" fo:text-align="justify" style:justify-single-word="false" fo:hyphenation-ladder-count="1" style:page-number="auto" fo:break-before="auto" fo:break-after="auto" fo:background-color="transparent" style:shadow="none" text:number-lines="false" text:line-number="1">
        <style:tab-stops/>
        <style:background-image/>
      </style:paragraph-properties>
      <style:text-properties style:font-name="Times New Roman1" fo:font-size="12pt" fo:hyphenate="true" fo:hyphenation-remain-char-count="2" fo:hyphenation-push-char-count="2"/>
    </style:style>
    <style:style style:name="Text_20_body_20_indent" style:display-name="Text body indent" style:family="paragraph" style:parent-style-name="Text_20_body" style:class="text" style:master-page-name="">
      <style:paragraph-properties fo:margin-left="0.1965in" fo:margin-right="0in" fo:text-align="start" style:justify-single-word="false" fo:text-indent="0in" style:auto-text-indent="false" style:page-number="auto"/>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top="0.1965in" fo:margin-bottom="0.2756in" style:page-number="auto" text:number-lines="false" text:line-number="1"/>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1965in" fo:margin-bottom="0.1965in" style:page-number="auto"/>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654in" fo:margin-bottom="0.1654in"/>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in" fo:margin-bottom="0.0827in"/>
    </style:style>
    <style:style style:name="Header" style:family="paragraph" style:parent-style-name="Standard" style:class="extra">
      <style:paragraph-properties text:number-lines="false" text:line-number="1">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27in" fo:margin-bottom="0.0827in" fo:line-height="150%"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paragraph-properties fo:margin-top="0.0827in" fo:margin-bottom="0.0827in"/>
    </style:style>
    <style:style style:name="Text" style:family="paragraph" style:parent-style-name="Caption" style:class="extra">
      <style:paragraph-properties fo:margin-top="0.0827in" fo:margin-bottom="0.0827in"/>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in" fo:margin-bottom="0.0417in" text:number-lines="false" text:line-number="0"/>
    </style:style>
    <style:style style:name="Endnote" style:family="paragraph" style:parent-style-name="Standard" style:class="extra" style:master-page-name="">
      <style:paragraph-properties fo:margin-left="0.7874in" fo:margin-right="0in" fo:margin-top="0in" fo:margin-bottom="0in" fo:text-indent="-0.7874in" style:auto-text-indent="false" style:page-number="auto" text:number-lines="false" text:line-number="0">
        <style:tab-stops/>
      </style:paragraph-properties>
      <style:text-properties fo:font-size="12pt" style:font-size-asian="10pt" style:font-size-complex="10pt"/>
    </style:style>
    <style:style style:name="Drawing" style:family="paragraph" style:parent-style-name="Caption" style:class="extra">
      <style:paragraph-properties fo:margin-top="0.0827in" fo:margin-bottom="0.0827in"/>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margin-top="0in" fo:margin-bottom="0in" fo:line-height="150%"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181in" fo:margin-bottom="0in" fo:line-height="150%" fo:text-indent="0in" style:auto-text-indent="false" style:page-number="auto">
        <style:tab-stops>
          <style:tab-stop style:position="6.6925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margin-top="0in" fo:margin-bottom="0in" fo:line-height="150%"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0783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master-page-name="">
      <style:paragraph-properties fo:margin-left="0in" fo:margin-right="0in" fo:margin-top="0.1181in" fo:margin-bottom="0.1181in" fo:text-indent="0in" style:auto-text-indent="false" style:page-number="auto">
        <style:tab-stops>
          <style:tab-stop style:position="5.1209in" style:type="right" style:leader-style="dotted" style:leader-text="."/>
        </style:tab-stops>
      </style:paragraph-properties>
      <style:text-properties fo:font-weight="bold"/>
    </style:style>
    <style:style style:name="Contents_20_10" style:display-name="Contents 10" style:family="paragraph" style:parent-style-name="Index" style:class="index" style:master-page-name="">
      <style:paragraph-properties fo:margin-left="0in" fo:margin-right="0in" fo:margin-top="0.1181in" fo:margin-bottom="0.1181in" fo:text-indent="0in" style:auto-text-indent="false" style:page-number="auto">
        <style:tab-stops>
          <style:tab-stop style:position="4.9244in" style:type="right" style:leader-style="dotted" style:leader-text="."/>
        </style:tab-stops>
      </style:paragraph-properties>
      <style:text-properties fo:font-weight="bold"/>
    </style:style>
    <style:style style:name="Bibliography_20_Heading" style:display-name="Bibliography Heading" style:family="paragraph" style:parent-style-name="Heading" style:class="index">
      <style:paragraph-properties fo:margin-left="0in" fo:margin-right="0in" fo:margin-top="0.1965in" fo:margin-bottom="0.2756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margin-top="0.0827in" fo:margin-bottom="0in" fo:text-indent="0in" style:auto-text-indent="false">
        <style:tab-stops>
          <style:tab-stop style:position="6.6929in" style:type="right" style:leader-style="dotted" style:leader-text="."/>
        </style:tab-stops>
      </style:paragraph-properties>
      <style:text-properties fo:font-weight="bold"/>
    </style:style>
    <style:style style:name="Preformatted_20_Text" style:display-name="Preformatted Text" style:family="paragraph" style:parent-style-name="Standard" style:class="html" style:master-page-name="">
      <style:paragraph-properties fo:margin-left="0in" fo:margin-right="0.0783in" fo:margin-top="0in" fo:margin-bottom="0in" fo:text-indent="0in" style:auto-text-indent="false" style:page-number="auto"/>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Kuva" style:family="paragraph" style:parent-style-name="Caption" style:master-page-name="">
      <style:paragraph-properties fo:margin-left="0in" fo:margin-right="0in" fo:margin-top="0.0783in" fo:margin-bottom="0.0783in" fo:line-height="150%" fo:text-align="center" style:justify-single-word="false" fo:text-indent="0in" style:auto-text-indent="false" style:page-number="auto"/>
      <style:text-properties fo:font-style="normal"/>
    </style:style>
    <style:style style:name="Reference_20_Heading" style:display-name="Reference Heading" style:family="paragraph" style:parent-style-name="Heading" style:class="text" style:master-page-name="">
      <style:paragraph-properties fo:margin-top="0.1965in" fo:margin-bottom="0.2756in" style:page-number="auto" fo:background-color="transparent" style:shadow="none">
        <style:tab-stops/>
        <style:background-image/>
      </style:paragraph-properties>
      <style:text-properties fo:font-size="16pt" fo:font-weight="bold"/>
    </style:style>
    <style:style style:name="Reference" style:family="paragraph" style:parent-style-name="Text_20_body" style:class="text">
      <style:paragraph-properties fo:margin-left="0.7874in" fo:margin-right="0in" fo:text-align="start" style:justify-single-word="false" fo:text-indent="-0.7874in" style:auto-text-indent="false">
        <style:tab-stops/>
      </style:paragraph-properties>
    </style:style>
    <style:style style:name="Attachment_20_heading" style:display-name="Attachment heading" style:family="paragraph" style:parent-style-name="Heading" style:class="text">
      <style:paragraph-properties fo:margin-top="0.1965in" fo:margin-bottom="0.2756in"/>
      <style:text-properties fo:font-size="16pt" fo:font-weight="bold"/>
    </style:style>
    <style:style style:name="Summary" style:family="paragraph" style:parent-style-name="Standard">
      <style:text-properties fo:font-size="11pt"/>
    </style:style>
    <style:style style:name="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83in" fo:margin-bottom="0.0783in" style:wrap="non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fo:margin-left="0.2362in" fo:margin-right="0in" fo:margin-top="0in" fo:margin-bottom="0in" style:wrap="none" style:vertical-pos="top" style:vertical-rel="paragraph" style:horizontal-pos="center" style:horizontal-rel="paragraph" fo:padding="0in" fo:border="none" style:shadow="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3">
        <style:list-level-properties text:min-label-distance="0.15in"/>
      </text:outline-level-style>
      <text:outline-level-style text:level="5" style:num-format="1" text:display-levels="3">
        <style:list-level-properties text:min-label-distance="0.15in"/>
      </text:outline-level-style>
      <text:outline-level-style text:level="6" style:num-format="1" text:display-levels="3">
        <style:list-level-properties text:min-label-distance="0.15in"/>
      </text:outline-level-style>
      <text:outline-level-style text:level="7" style:num-format="1" text:display-levels="3">
        <style:list-level-properties text:min-label-distance="0.15in"/>
      </text:outline-level-style>
      <text:outline-level-style text:level="8" style:num-format="1" text:display-levels="3">
        <style:list-level-properties text:min-label-distance="0.15in"/>
      </text:outline-level-style>
      <text:outline-level-style text:level="9" style:num-format="1" text:display-levels="3">
        <style:list-level-properties text:min-label-distance="0.15in"/>
      </text:outline-level-style>
      <text:outline-level-style text:level="10" style:num-format="1" text:display-levels="3">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9055in" fo:margin-bottom="0.9055in" fo:margin-left="1.1811in" fo:margin-right="1.181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2362in" fo:margin-left="0in" fo:margin-right="0in" fo:margin-bottom="0.1965in" style:shadow="none" fo:background-color="transparent" style:dynamic-spacing="false">
          <style:background-image/>
        </style:header-footer-properties>
      </style:header-style>
      <style:footer-style/>
    </style:page-layout>
    <style:page-layout style:name="Mpm2">
      <style:page-layout-properties fo:page-width="8.2681in" fo:page-height="11.6929in" style:num-format="" style:print-orientation="portrait" fo:margin-top="0.9055in" fo:margin-bottom="0.9055in" fo:margin-left="1.1811in" fo:margin-right="1.181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 style:print-orientation="portrait" fo:margin-top="0.9055in" fo:margin-bottom="0.9055in" fo:margin-left="1.1811in" fo:margin-right="1.181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layout-properties fo:page-width="8.2681in" fo:page-height="11.6929in" style:num-format="1" style:print-orientation="portrait" fo:margin-top="0.9055in" fo:margin-bottom="0.9055in" fo:margin-left="0.9453in" fo:margin-right="0.9453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9055in" fo:margin-bottom="0.9055in" fo:margin-left="1.1811in" fo:margin-right="1.181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7">
      <style:page-layout-properties fo:page-width="8.2681in" fo:page-height="11.6929in" style:num-format="1" style:print-orientation="portrait" fo:margin-top="0.9055in" fo:margin-bottom="0.9055in" fo:margin-left="1.1811in" fo:margin-right="1.181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362in" fo:margin-left="0in" fo:margin-right="0in" fo:margin-bottom="0.1965in" style:dynamic-spacing="false"/>
      </style:header-style>
      <style:footer-style/>
    </style:page-layout>
  </office:automatic-styles>
  <office:master-styles>
    <style:master-page style:name="Standard" style:page-layout-name="Mpm1">
      <style:header>
        <text:p text:style-name="MP1"><text:page-number text:select-page="current">3</text:page-number></text:p>
      </style:header>
    </style:master-page>
    <style:master-page style:name="First_20_Page" style:display-name="First Page" style:page-layout-name="Mpm2" style:next-style-name="Summary"/>
    <style:master-page style:name="Envelope" style:page-layout-name="Mpm3" style:next-style-name="Index"/>
    <style:master-page style:name="Index" style:page-layout-name="Mpm4" style:next-style-name="Index2">
      <style:header>
        <text:p text:style-name="MP1"><text:page-number style:num-format="i" text:select-page="current" text:page-adjust="-1">ii</text:page-number></text:p>
      </style:header>
      <style:footer>
        <text:p text:style-name="Footer"/>
      </style:footer>
    </style:master-page>
    <style:master-page style:name="Summary" style:page-layout-name="Mpm5" style:next-style-name="Index"/>
    <style:master-page style:name="Index2" style:page-layout-name="Mpm6" style:next-style-name="Standard">
      <style:header>
        <text:p text:style-name="MP1"><text:page-number style:num-format="i" text:select-page="current">iii</text:page-number></text:p>
      </style:header>
    </style:master-page>
    <style:master-page style:name="Attachment" style:page-layout-name="Mpm7">
      <style:header>
        <text:p text:style-name="MP1"><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subject>Master's Thesis</dc:subject>
    <meta:initial-creator>Mikko Pervilä</meta:initial-creator>
    <meta:creation-date>2007-09-20T12:20:23</meta:creation-date>
    <dc:date>2010-05-29T14:23:03</dc:date>
    <meta:printed-by>Mikko Pervilä</meta:printed-by>
    <meta:print-date>2007-09-20T14:16:23</meta:print-date>
    <meta:keyword>Ajax mobile devices performance browsers N95 N800 Nokia</meta:keyword>
    <dc:language>fi-FI</dc:language>
    <meta:editing-cycles>14</meta:editing-cycles>
    <meta:editing-duration>PT03H21M49S</meta:editing-duration>
    <meta:document-statistic meta:table-count="1" meta:image-count="0" meta:object-count="0" meta:page-count="7" meta:paragraph-count="112" meta:word-count="813" meta:character-count="5740"/>
    <meta:user-defined meta:name="Info 1"/>
    <meta:user-defined meta:name="Info 2"/>
    <meta:user-defined meta:name="Info 3"/>
    <meta:user-defined meta:name="Info 4"/>
    <meta:template xlink:type="simple" xlink:actuate="onRequest" xlink:title="Laitosteksti" xlink:href="../.openoffice.org2.0/user/template/Laitosteksti1.ott" meta:date="2007-09-20T12:20:22"/>
  </office:meta>
</office:document-meta>
</file>